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a1f4" officeooo:paragraph-rsid="0013a1f4"/>
    </style:style>
    <style:style style:name="P2" style:family="paragraph" style:parent-style-name="Standard">
      <style:paragraph-properties fo:text-align="start" style:justify-single-word="false"/>
      <style:text-properties officeooo:rsid="0013a1f4" officeooo:paragraph-rsid="0013a1f4"/>
    </style:style>
    <style:style style:name="P3" style:family="paragraph" style:parent-style-name="Standard">
      <style:text-properties officeooo:rsid="0013a1f4" officeooo:paragraph-rsid="00167b6a"/>
    </style:style>
    <style:style style:name="P4" style:family="paragraph" style:parent-style-name="Standard">
      <style:text-properties fo:font-size="15pt" officeooo:rsid="0013a1f4" officeooo:paragraph-rsid="0013a1f4" style:font-size-asian="15pt" style:font-size-complex="15pt"/>
    </style:style>
    <style:style style:name="P5" style:family="paragraph" style:parent-style-name="Standard">
      <style:text-properties fo:font-size="16pt" officeooo:rsid="0013a1f4" officeooo:paragraph-rsid="0013a1f4" style:font-size-asian="16pt" style:font-size-complex="16pt"/>
    </style:style>
    <style:style style:name="P6" style:family="paragraph" style:parent-style-name="Standard">
      <style:text-properties fo:color="#800000" fo:font-weight="bold" officeooo:rsid="0013a1f4" officeooo:paragraph-rsid="0013a1f4" style:font-weight-asian="bold" style:font-weight-complex="bold"/>
    </style:style>
    <style:style style:name="P7" style:family="paragraph" style:parent-style-name="Standard">
      <style:text-properties fo:font-weight="bold" officeooo:rsid="0013a1f4" officeooo:paragraph-rsid="0013a1f4" style:font-weight-asian="bold" style:font-weight-complex="bold"/>
    </style:style>
    <style:style style:name="P8" style:family="paragraph" style:parent-style-name="Standard">
      <style:text-properties fo:font-weight="bold" officeooo:rsid="001506d8" officeooo:paragraph-rsid="001506d8" style:font-weight-asian="bold" style:font-weight-complex="bold"/>
    </style:style>
    <style:style style:name="P9" style:family="paragraph" style:parent-style-name="Standard">
      <style:text-properties fo:font-size="12pt" officeooo:rsid="001506d8" officeooo:paragraph-rsid="001506d8" style:font-size-asian="12pt" style:font-size-complex="12pt"/>
    </style:style>
    <style:style style:name="P10" style:family="paragraph" style:parent-style-name="Standard">
      <style:text-properties fo:font-size="12pt" officeooo:rsid="001825e5" officeooo:paragraph-rsid="001825e5" style:font-size-asian="12pt" style:font-size-complex="12pt"/>
    </style:style>
    <style:style style:name="P11" style:family="paragraph" style:parent-style-name="Standard">
      <style:text-properties fo:color="#009933" fo:font-size="12pt" officeooo:rsid="001506d8" officeooo:paragraph-rsid="001506d8"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7b6a" style:font-weight-asian="normal" style:font-weight-complex="normal"/>
    </style:style>
    <style:style style:name="T4" style:family="text">
      <style:text-properties fo:font-weight="normal" officeooo:rsid="00181cb4" style:font-weight-asian="normal" style:font-weight-complex="normal"/>
    </style:style>
    <style:style style:name="T5" style:family="text">
      <style:text-properties fo:font-weight="normal" officeooo:rsid="001825e5" style:font-weight-asian="normal" style:font-weight-complex="normal"/>
    </style:style>
    <style:style style:name="T6" style:family="text">
      <style:text-properties fo:font-size="15pt" style:font-size-asian="15pt" style:font-size-complex="15pt"/>
    </style:style>
    <style:style style:name="T7" style:family="text">
      <style:text-properties officeooo:rsid="0015c01a"/>
    </style:style>
    <style:style style:name="T8" style:family="text">
      <style:text-properties officeooo:rsid="00167b6a"/>
    </style:style>
    <style:style style:name="T9" style:family="text">
      <style:text-properties officeooo:rsid="00181cb4"/>
    </style:style>
    <style:style style:name="T10" style:family="text">
      <style:text-properties officeooo:rsid="001825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latório Diceware</text:p>
      <text:p text:style-name="P2">Estudante: Arthur Xavier Giffoni<text:line-break/></text:p>
      <text:p text:style-name="P2"><text:line-break/>Trabaho realizado para testar quebra de senha diceware por força bruta. Neste foi utilizado um programa codificado na linguagem python3 e utilização de sha256.</text:p>
      <text:p text:style-name="P2"/>
      <text:p text:style-name="P1">Dicionario utilizado http://world.std.com/%7Ereinhold/diceware.wordlist.asc</text:p>
      <text:p text:style-name="P1"><text:tab/></text:p>
      <text:p text:style-name="P1"/>
      <text:p text:style-name="P8"><text:span text:style-name="T6">Dados Encontrados</text:span></text:p>
      <text:p text:style-name="P8"><text:span text:style-name="T6"/></text:p>
      <text:p text:style-name="P6">Senha 1</text:p>
      <text:p text:style-name="P1">probs: [0.2, 0.8, 0.0, 0.0, 0.0, 0.0]</text:p>
      <text:p text:style-name="P1">sha256(senha): afb80142ee6e93fb66f8e1f07224216ced09b74e065a7298504968f0d4eaf134</text:p>
      <text:p text:style-name="P1"><text:span text:style-name="T1">Palavra encontrada:</text:span> amplycobblecwcxcxcobb</text:p>
      <text:p text:style-name="P7"><text:span text:style-name="T1">Inicializações: </text:span><text:span text:style-name="T2">1 tentativa.</text:span></text:p>
      <text:p text:style-name="P1"><text:span text:style-name="T1">Tempo:</text:span> cerca de 6 minutos.</text:p>
      <text:p text:style-name="P1"/>
      <text:p text:style-name="P6">Senha 2</text:p>
      <text:p text:style-name="P1">probs: [0.25, 0.75, 0.0, 0.0, 0.0, 0.0]</text:p>
      <text:p text:style-name="P1">sha256(senha): b2274738eedc450161e6e0dc3bb404e75637d5df369dd0f434d07ed44ddbdeae</text:p>
      <text:p text:style-name="P3"><text:span text:style-name="T1">Palavra encontrada: </text:span><text:span text:style-name="T3">cwcobbleabusecobbleanacu</text:span></text:p>
      <text:p text:style-name="P1"><text:span text:style-name="T1">Inicializações:</text:span> <text:span text:style-name="T8">2 tentativas</text:span></text:p>
      <text:p text:style-name="P1"><text:span text:style-name="T1">Tempo:</text:span> <text:span text:style-name="T8">15 minutos na primeira, 12 na segunda tentativa;</text:span></text:p>
      <text:p text:style-name="P1"/>
      <text:p text:style-name="P6">Senha 3</text:p>
      <text:p text:style-name="P1">probs: [0.09090909090909091, 0.5454545454545454, 0.09090909090909091, 0.09090909090909091, 0.09090909090909091, 0.09090909090909091]</text:p>
      <text:p text:style-name="P1">sha256(senha): 92853ce90526c53053ddea0ec2a98af8ccfe58501db38b249154c139d7545d5c</text:p>
      <text:p text:style-name="P1"><text:span text:style-name="T1">Palavra encontrada:</text:span><text:span text:style-name="T2"> </text:span><text:span text:style-name="T4">não encontrada</text:span></text:p>
      <text:p text:style-name="P1"><text:span text:style-name="T1">Inicializações:</text:span> <text:span text:style-name="T9">3 tentativas</text:span></text:p>
      <text:p text:style-name="P1"><text:span text:style-name="T1">Tempo:</text:span> <text:span text:style-name="T9">cerca de 4 horas, 2 hora, 7 horas. </text:span></text:p>
      <text:p text:style-name="P1"/>
      <text:p text:style-name="P6">Senha 4</text:p>
      <text:p text:style-name="P1"><text:span text:style-name="T1">probs:</text:span> [0.1111111111111111, 0.1111111111111111, 0.7777777777777778, 0.0, 0.0, 0.0]</text:p>
      <text:p text:style-name="P1"><text:span text:style-name="T1">sha256(senha):</text:span> 1bbabbbe542dc9c8139c36a9c9bd8bd89a0f10128191b029a5cfb72bdae40ab7</text:p>
      <text:p text:style-name="P1"><text:span text:style-name="T1">Palavra encontrada:</text:span></text:p>
      <text:p text:style-name="P1"><text:span text:style-name="T1">Inicializações: </text:span><text:span text:style-name="T5">2 tentativas</text:span> </text:p>
      <text:p text:style-name="P1"><text:span text:style-name="T1">Tempo:</text:span> <text:span text:style-name="T10">3 horas, 40 minutos</text:span></text:p>
      <text:p text:style-name="P1"/>
      <text:p text:style-name="P6">Senha 5</text:p>
      <text:p text:style-name="P1"><text:span text:style-name="T1">probs:</text:span> [0.5, 0.5, 0.0, 0.0, 0.0, 0.0]</text:p>
      <text:p text:style-name="P1"><text:span text:style-name="T1">sha256(senha):</text:span> b7c35dfda1b34b41cdcab7d3a3375424b9667f931150330485fe8d3c48f28868</text:p>
      <text:p text:style-name="P1"><text:span text:style-name="T1">Palavra encontrada:</text:span><text:span text:style-name="T2"> não encontrada</text:span></text:p>
      <text:p text:style-name="P7">Inicializações: <text:span text:style-name="T4">3</text:span><text:span text:style-name="T2">tentativas</text:span></text:p>
      <text:p text:style-name="P1"><text:span text:style-name="T1">Tempo:</text:span><text:span text:style-name="T2"> cerca de </text:span><text:span text:style-name="T4">1</text:span><text:span text:style-name="T2"> </text:span><text:span text:style-name="T4">hora </text:span><text:span text:style-name="T2">cada.</text:span></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p text:style-name="P1"><text:span text:style-name="T1"/></text:p>
      <text:p text:style-name="P1"><text:span text:style-name="T1"/></text:p>
      <text:p text:style-name="P1"><text:span text:style-name="T1"/></text:p>
      <text:p text:style-name="P4"><text:span text:style-name="T1">Código Fonte</text:span></text:p>
      <text:p text:style-name="P4"><text:span text:style-name="T1"/></text:p>
      <text:p text:style-name="P9">import hashlib</text:p>
      <text:p text:style-name="P9">import numpy as np</text:p>
      <text:p text:style-name="P9">import random</text:p>
      <text:p text:style-name="P9"/>
      <text:p text:style-name="P9">dice = [1,2,3,4,5,6]</text:p>
      <text:p text:style-name="P9">dicionario = loadDic('diceware.wordlist.asc')</text:p>
      <text:p text:style-name="P9"/>
      <text:p text:style-name="P9">#Dados atuais sendo utilizados</text:p>
      <text:p text:style-name="P9">probUsed = [0.5, 0.5, 0.0, 0.0, 0.0, 0.0]</text:p>
      <text:p text:style-name="P9">sha256 = 'b7c35dfda1b34b41cdcab7d3a3375424b9667f931150330485fe8d3c48f28868'</text:p>
      <text:p text:style-name="P9"/>
      <text:p text:style-name="P11">#Executa leitura do arquivo <text:span text:style-name="T7">diceware.wordlist </text:span>salvando em dic</text:p>
      <text:p text:style-name="P9">def loadDic(arquivo):</text:p>
      <text:p text:style-name="P9"><text:s text:c="4"/>with open(arquivo, 'r') as data:</text:p>
      <text:p text:style-name="P9"><text:s text:c="8"/>dic = {}</text:p>
      <text:p text:style-name="P9"><text:s text:c="8"/>for line in data:</text:p>
      <text:p text:style-name="P9"><text:s text:c="12"/>aux = line.split()</text:p>
      <text:p text:style-name="P9"><text:s text:c="12"/>dic[aux[0]] = aux[1]</text:p>
      <text:p text:style-name="P9"><text:s text:c="4"/>return dic</text:p>
      <text:p text:style-name="P9"/>
      <text:p text:style-name="P11">#Função compara o hash gerado com o hash sha256</text:p>
      <text:p text:style-name="P9">def compareHash(hashList, dic):</text:p>
      <text:p text:style-name="P9"><text:s text:c="4"/>string = ""</text:p>
      <text:p text:style-name="P9"><text:s text:c="4"/>for item in hashList:</text:p>
      <text:p text:style-name="P9"><text:s text:c="8"/>string += dic[item]</text:p>
      <text:p text:style-name="P9"><text:s text:c="4"/>auxString = hashlib.sha256(string.encode()).hexdigest()</text:p>
      <text:p text:style-name="P9"><text:s text:c="4"/>print (auxString)</text:p>
      <text:p text:style-name="P9"><text:s text:c="4"/>if (sha256 == auxString):</text:p>
      <text:p text:style-name="P9"><text:s text:c="8"/>return True</text:p>
      <text:p text:style-name="P9"><text:s text:c="4"/>return False</text:p>
      <text:p text:style-name="P9"/>
      <text:p text:style-name="P11">#Gera strings randomicas de acordo com a probilidade do dado</text:p>
      <text:p text:style-name="P9">def generateRandomString():</text:p>
      <text:p text:style-name="P9"><text:s text:c="4"/>string = []</text:p>
      <text:p text:style-name="P9"><text:s text:c="4"/>for i in range(6):</text:p>
      <text:p text:style-name="P9"><text:s text:c="8"/>array = np.random.choice(dice, 5, p=probUsed)</text:p>
      <text:p text:style-name="P9"><text:s text:c="8"/>word.append(''.join(map(str, array)))</text:p>
      <text:p text:style-name="P9"><text:s text:c="4"/>return string</text:p>
      <text:p text:style-name="P9"/>
      <text:p text:style-name="P11">#Converte hash encontrada para texto claro<text:tab/></text:p>
      <text:p text:style-name="P9">def convertHashToString(hashList):</text:p>
      <text:p text:style-name="P9"><text:s text:c="4"/>string = ""</text:p>
      <text:p text:style-name="P9"><text:s text:c="4"/>for item in listaHash:</text:p>
      <text:p text:style-name="P9"><text:s text:c="8"/>string += dicionario[item]</text:p>
      <text:p text:style-name="P9"><text:s text:c="4"/>return string</text:p>
      <text:p text:style-name="P9"/>
      <text:p text:style-name="P11"><text:soft-page-break/>#Executa pesquisa pela chave enquanto nao encontra</text:p>
      <text:p text:style-name="P9">def findPassword():</text:p>
      <text:p text:style-name="P9"><text:s text:c="4"/>while True:</text:p>
      <text:p text:style-name="P9"><text:s text:c="8"/>palavra = generateRandomString()</text:p>
      <text:p text:style-name="P9"><text:s text:c="8"/>print (palavra)</text:p>
      <text:p text:style-name="P9"><text:s text:c="8"/>if compareHash(palavra, dicionario):</text:p>
      <text:p text:style-name="P9"><text:s text:c="12"/>return convertHashToString(palavra)</text:p>
      <text:p text:style-name="P9"><text:s text:c="8"/></text:p>
      <text:p text:style-name="P9">print(findPassword())</text:p>
      <text:p text:style-name="P9"/>
      <text:p text:style-name="P9"/>
      <text:p text:style-name="P10">Conclusão<text:line-break/>Por estar utilizando função randomica e por ser probabilistico, acaba que não se tem muito controle de quanto dempo demora para encontrar por força bruta. Uma mesma chave pode ser, como algumas foram encontradas em minutis, depois de testes em hor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23:36:23.306683180</meta:creation-date>
    <dc:date>2018-06-07T03:37:40.725972023</dc:date>
    <meta:editing-duration>PT2H56M36S</meta:editing-duration>
    <meta:editing-cycles>1</meta:editing-cycles>
    <meta:document-statistic meta:table-count="0" meta:image-count="0" meta:object-count="0" meta:page-count="3" meta:paragraph-count="86" meta:word-count="362" meta:character-count="3277" meta:non-whitespace-character-count="2809"/>
    <meta:generator>LibreOffice/5.1.6.2$Linux_X86_64 LibreOffice_project/10m0$Build-2</meta:generator>
  </office:meta>
</office:document-meta>
</file>